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6.66pt"/>
    </style:style>
    <style:style style:name="co8" style:family="table-column">
      <style:table-column-properties fo:break-before="auto" style:column-width="361.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2.45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4"/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/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table:style-name="ce4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 calcext:value-type="string">
            <text:p>'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4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table:style-name="ce4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table:style-name="ce4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 calcext:value-type="string">
            <text:p>'senescent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 presence'</text:p>
          </table:table-cell>
          <table:table-cell/>
          <table:table-cell table:style-name="ce4" office:value-type="string" calcext:value-type="string">
            <text:p>A {breaking bud presence} trait that is a {quality of} a {whole plant} that has at least one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 calcext:value-type="string">
            <text:p>'breaking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/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4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reproductive structures present</text:p>
          </table:table-cell>
          <table:table-cell office:value-type="string" calcext:value-type="string">
            <text:p>'reproductive structure presence'</text:p>
          </table:table-cell>
          <table:table-cell/>
          <table:table-cell table:style-name="ce4" office:value-type="string" calcext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eproductive structure presence' THAT 'quality of' SOME (</text:p>
            <text:p>    'whole plant' THAT 'has part' SOME (</text:p>
            <text:p>        'flower bud' OR 'fresh flower' OR 'fresh inflorescence' OR 'fruit' OR 'strobilus'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4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4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4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office:value-type="string" calcext:value-type="string">
            <text:p>'open flowers present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6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table:style-name="ce4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office:value-type="string" calcext:value-type="string">
            <text:p>'fruits present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table:style-name="ce4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4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6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 cones present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office:value-type="string" calcext:value-type="string">
            <text:p>'open pollen cones present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6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    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4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style-name="ce4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6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0:06:29.354623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0:07:45.198983448</dc:date>
    <dc:creator>Brian </dc:creator>
    <meta:editing-duration>P7DT22H30M34S</meta:editing-duration>
    <meta:editing-cycles>69</meta:editing-cycles>
    <meta:generator>LibreOffice/5.1.4.2$Linux_X86_64 LibreOffice_project/10m0$Build-2</meta:generator>
    <meta:document-statistic meta:table-count="1" meta:cell-count="196" meta:object-count="0"/>
  </office:meta>
</office:document-meta>
</file>